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in" fo:margin-bottom="0in"/>
    </style:style>
    <style:style style:name="P9" style:family="paragraph" style:parent-style-name="Text_20_body" style:list-style-name="L2">
      <style:paragraph-properties fo:margin-top="0in" fo:margin-bottom="0in"/>
    </style:style>
    <style:style style:name="P10" style:family="paragraph" style:parent-style-name="Text_20_body" style:list-style-name="L3">
      <style:paragraph-properties fo:margin-top="0in" fo:margin-bottom="0in"/>
    </style:style>
    <style:style style:name="P11" style:family="paragraph" style:parent-style-name="Text_20_body" style:list-style-name="L4">
      <style:paragraph-properties fo:margin-top="0in" fo:margin-bottom="0in"/>
    </style:style>
    <style:style style:name="P12" style:family="paragraph" style:parent-style-name="Text_20_body" style:list-style-name="L5">
      <style:paragraph-properties fo:margin-top="0in" fo:margin-bottom="0in"/>
    </style:style>
    <style:style style:name="P13" style:family="paragraph" style:parent-style-name="Text_20_body" style:list-style-name="L6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 - в контексте "Wordpress Разработка Тем"</text:p>
      <text:p text:style-name="Standard">ChatGPT</text:p>
      <text:p text:style-name="P1">ChatGPT</text:p>
      <text:p text:style-name="Text_20_body">Конечно, вот список вопросов для проверки знаний и умения использовать разработку тем для WordPress, разбитый по категориям:</text:p>
      <text:h text:style-name="Heading_20_3" text:outline-level="3">HTML и CSS:</text:h>
      <text:list xml:id="list2951194386367883147" text:style-name="L1">
        <text:list-item>
          <text:p text:style-name="P8">Какие основные теги HTML используются для структурирования веб-страницы?</text:p>
        </text:list-item>
        <text:list-item>
          <text:p text:style-name="P8">Как добавить стили CSS к элементу HTML?</text:p>
        </text:list-item>
        <text:list-item>
          <text:p text:style-name="P8">Что такое селекторы CSS и как они используются для выбора элементов на веб-странице?</text:p>
        </text:list-item>
        <text:list-item>
          <text:p text:style-name="P2">Как создать адаптивные стили CSS с помощью медиазапросов?</text:p>
        </text:list-item>
      </text:list>
      <text:h text:style-name="Heading_20_3" text:outline-level="3">PHP и WordPress API:</text:h>
      <text:list xml:id="list8889147067855802541" text:style-name="L2">
        <text:list-item>
          <text:p text:style-name="P9">Как создать кастомный шаблон страницы в WordPress?</text:p>
        </text:list-item>
        <text:list-item>
          <text:p text:style-name="P9">Как использовать функции WordPress для вывода заголовка или контента записи?</text:p>
        </text:list-item>
        <text:list-item>
          <text:p text:style-name="P9">Как создать кастомный тип записи в WordPress?</text:p>
        </text:list-item>
        <text:list-item>
          <text:p text:style-name="P3">Как использовать хуки и фильтры для расширения функциональности темы?</text:p>
        </text:list-item>
      </text:list>
      <text:h text:style-name="Heading_20_3" text:outline-level="3">Функциональность темы:</text:h>
      <text:list xml:id="list8957172215846021912" text:style-name="L3">
        <text:list-item>
          <text:p text:style-name="P10">Как добавить пользовательское меню в тему WordPress?</text:p>
        </text:list-item>
        <text:list-item>
          <text:p text:style-name="P10">Как создать и использовать кастомные поля для записей и страниц?</text:p>
        </text:list-item>
        <text:list-item>
          <text:p text:style-name="P10">Как добавить виджеты в боковую панель (сайдбар) темы?</text:p>
        </text:list-item>
        <text:list-item>
          <text:p text:style-name="P4">Что такое шорткоды и как их можно использовать в теме WordPress?</text:p>
        </text:list-item>
      </text:list>
      <text:h text:style-name="Heading_20_3" text:outline-level="3">Адаптивный дизайн и оптимизация:</text:h>
      <text:list xml:id="list1815100144393427454" text:style-name="L4">
        <text:list-item>
          <text:p text:style-name="P11">Как создать адаптивные стили для различных устройств с помощью CSS?</text:p>
        </text:list-item>
        <text:list-item>
          <text:p text:style-name="P11">Как обеспечить минификацию CSS и JavaScript файлов в теме WordPress?</text:p>
        </text:list-item>
        <text:list-item>
          <text:p text:style-name="P5">Какие меры безопасности можно применить для защиты темы от взломов?</text:p>
        </text:list-item>
      </text:list>
      <text:h text:style-name="Heading_20_3" text:outline-level="3">Управление контентом и локализация:</text:h>
      <text:list xml:id="list9122186102644729356" text:style-name="L5">
        <text:list-item>
          <text:p text:style-name="P12">Как настроить пользовательские меню в административной панели WordPress?</text:p>
        </text:list-item>
        <text:list-item>
          <text:p text:style-name="P12">Как обеспечить локализацию темы для поддержки разных языков?</text:p>
        </text:list-item>
        <text:list-item>
          <text:p text:style-name="P6">Как добавить новые виды контента (например, портфолио) в тему WordPress?</text:p>
        </text:list-item>
      </text:list>
      <text:h text:style-name="Heading_20_3" text:outline-level="3">Тестирование и отладка:</text:h>
      <text:list xml:id="list380637684292229344" text:style-name="L6">
        <text:list-item>
          <text:p text:style-name="P13">Как проверить тему на различных устройствах и браузерах для обеспечения адаптивного дизайна?</text:p>
        </text:list-item>
        <text:list-item>
          <text:p text:style-name="P13">Как отлаживать PHP-код темы для поиска и исправления ошибок?</text:p>
        </text:list-item>
        <text:list-item>
          <text:p text:style-name="P7">Какие инструменты можно использовать для тестирования и отладки темы WordPres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5-01T22:58:26.34</dc:date>
    <meta:document-statistic meta:table-count="0" meta:image-count="0" meta:object-count="0" meta:page-count="1" meta:paragraph-count="31" meta:word-count="269" meta:character-count="1802"/>
    <dc:creator>Dima Wide</dc:creator>
    <meta:user-defined meta:name="Info 1"/>
    <meta:user-defined meta:name="Info 2"/>
    <meta:user-defined meta:name="Info 3"/>
    <meta:user-defined meta:name="Info 4"/>
  </office:meta>
</office:document-meta>
</file>